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E00000163D14C0D159AC20CC9.png" manifest:media-type="image/png"/>
  <manifest:file-entry manifest:full-path="Pictures/1000020100000500000002D05E62F1705F003795.png" manifest:media-type="image/png"/>
  <manifest:file-entry manifest:full-path="Pictures/10000201000001DA000000BCE2CD8FF0B06C67CE.png" manifest:media-type="image/png"/>
  <manifest:file-entry manifest:full-path="Pictures/10000201000001DA0000010A476F1E026FC8008D.png" manifest:media-type="image/png"/>
  <manifest:file-entry manifest:full-path="Pictures/10000201000001DA0000016276C3112D77FAB501.png" manifest:media-type="image/png"/>
  <manifest:file-entry manifest:full-path="Pictures/1000020100000500000002D00FF8CD053F3DA8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2.3mm" svg:y="0mm" svg:width="125.41mm" svg:height="70.38mm" draw:z-index="0"><draw:image xlink:href="Pictures/10000201000001DA0000010A476F1E026FC8008D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0mm" svg:height="95.62mm" draw:z-index="1"><draw:image xlink:href="Pictures/1000020100000500000002D00FF8CD053F3DA8C5.png" xlink:type="simple" xlink:show="embed" xlink:actuate="onLoad" loext:mime-type="image/x-vclgraphic"/></draw:frame></text:p>
      <text:p text:style-name="Standard"/>
      <text:p text:style-name="Standard"><draw:frame draw:style-name="fr3" draw:name="Image3" text:anchor-type="paragraph" svg:width="125.41mm" svg:height="49.74mm" draw:z-index="2"><draw:image xlink:href="Pictures/10000201000001DA000000BCE2CD8FF0B06C67C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6" text:anchor-type="paragraph" svg:x="-6mm" svg:y="1.62mm" svg:width="170mm" svg:height="95.62mm" draw:z-index="5"><draw:image xlink:href="Pictures/1000020100000500000002D05E62F1705F00379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5" text:anchor-type="paragraph" svg:x="57.57mm" svg:y="1.43mm" svg:width="125.41mm" svg:height="93.66mm" draw:z-index="4"><draw:image xlink:href="Pictures/10000201000001DA0000016276C3112D77FAB501.png" xlink:type="simple" xlink:show="embed" xlink:actuate="onLoad" loext:mime-type="image/x-vclgraphic"/></draw:frame><draw:frame draw:style-name="fr1" draw:name="Image4" text:anchor-type="paragraph" svg:x="-15.96mm" svg:y="1.43mm" svg:width="71.44mm" svg:height="93.93mm" draw:z-index="3"><draw:image xlink:href="Pictures/100002010000010E00000163D14C0D159AC20CC9.png" xlink:type="simple" xlink:show="embed" xlink:actuate="onLoad" loext:mime-type="image/x-vclgraphic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4:33:28.084781441</meta:creation-date>
    <dc:date>2020-03-05T14:36:18.400232536</dc:date>
    <meta:editing-duration>PT3M3S</meta:editing-duration>
    <meta:editing-cycles>1</meta:editing-cycles>
    <meta:document-statistic meta:table-count="0" meta:image-count="6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